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4.1866in" fo:margin-right="0in" fo:text-indent="0in" style:auto-text-indent="false" fo:background-color="transparent"/>
      <style:text-properties officeooo:rsid="0017d1a7" officeooo:paragraph-rsid="0017d1a7"/>
    </style:style>
    <style:style style:name="P2" style:family="paragraph" style:parent-style-name="Standard">
      <loext:graphic-properties draw:fill="none"/>
      <style:paragraph-properties fo:margin-left="4.1866in" fo:margin-right="0in" fo:margin-top="0.0398in" fo:margin-bottom="0.0398in" loext:contextual-spacing="false" fo:text-indent="0in" style:auto-text-indent="false" fo:background-color="transparent"/>
      <style:text-properties officeooo:rsid="00160b5b" officeooo:paragraph-rsid="00160b5b"/>
    </style:style>
    <style:style style:name="P3" style:family="paragraph" style:parent-style-name="Standard">
      <loext:graphic-properties draw:fill="none"/>
      <style:paragraph-properties fo:margin-left="4.1866in" fo:margin-right="0in" fo:margin-top="0.0398in" fo:margin-bottom="0.0398in" loext:contextual-spacing="false" fo:text-indent="0in" style:auto-text-indent="false" fo:background-color="transparent"/>
      <style:text-properties officeooo:rsid="0017d1a7" officeooo:paragraph-rsid="0017d1a7"/>
    </style:style>
    <style:style style:name="P4" style:family="paragraph" style:parent-style-name="Standard">
      <loext:graphic-properties draw:fill="none"/>
      <style:paragraph-properties fo:margin-left="4.1866in" fo:margin-right="0in" fo:margin-top="0.0398in" fo:margin-bottom="0.0398in" loext:contextual-spacing="false" fo:text-indent="0in" style:auto-text-indent="false" fo:background-color="transparent"/>
      <style:text-properties officeooo:rsid="0019abfd" officeooo:paragraph-rsid="0019abfd"/>
    </style:style>
    <style:style style:name="P5" style:family="paragraph" style:parent-style-name="Standard">
      <loext:graphic-properties draw:fill="none"/>
      <style:paragraph-properties fo:margin-left="4.1866in" fo:margin-right="0in" fo:margin-top="0.0398in" fo:margin-bottom="0.0398in" loext:contextual-spacing="false" fo:text-indent="0in" style:auto-text-indent="false" fo:background-color="transparent"/>
      <style:text-properties officeooo:rsid="001b2e43" officeooo:paragraph-rsid="001b2e43"/>
    </style:style>
    <style:style style:name="P6" style:family="paragraph" style:parent-style-name="Standard" style:master-page-name="">
      <loext:graphic-properties draw:fill="none"/>
      <style:paragraph-properties fo:margin-left="4.1866in" fo:margin-right="0in" fo:margin-top="0.0398in" fo:margin-bottom="0.0398in" loext:contextual-spacing="false" fo:text-indent="0in" style:auto-text-indent="false" style:page-number="auto" fo:background-color="transparent"/>
      <style:text-properties officeooo:rsid="00160b5b" officeooo:paragraph-rsid="00160b5b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d1a7" officeooo:paragraph-rsid="0017d1a7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da8f" officeooo:paragraph-rsid="0017da8f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da8f" officeooo:paragraph-rsid="0017da8f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dc" officeooo:paragraph-rsid="001928dc"/>
    </style:style>
    <style:style style:name="P1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officeooo:paragraph-rsid="001928dc"/>
    </style:style>
    <style:style style:name="P12" style:family="paragraph" style:parent-style-name="Text_20_body">
      <style:text-properties officeooo:rsid="001928dc"/>
    </style:style>
    <style:style style:name="T1" style:family="text">
      <style:text-properties officeooo:rsid="0017da8f"/>
    </style:style>
    <style:style style:name="T2" style:family="text">
      <style:text-properties officeooo:rsid="001928dc"/>
    </style:style>
    <style:style style:name="T3" style:family="text">
      <style:text-properties style:text-position="super 58%" officeooo:rsid="001928dc"/>
    </style:style>
    <style:style style:name="T4" style:family="text">
      <style:text-properties officeooo:rsid="0019a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IGALI CITY</text:p>
      <text:p text:style-name="P2">NYARUGENGE District</text:p>
      <text:p text:style-name="P3">KIMISAGARA Sector</text:p>
      <text:p text:style-name="P3"/>
      <text:p text:style-name="P4">0781838375</text:p>
      <text:p text:style-name="P5">sibomanali1995@gmail.com</text:p>
      <text:p text:style-name="P1"/>
      <text:p text:style-name="P1"/>
      <text:p text:style-name="P7">Camellia</text:p>
      <text:p text:style-name="P8">KN 74 St,Kigali</text:p>
      <text:p text:style-name="P7"/>
      <text:p text:style-name="P7">Dear Sir,</text:p>
      <text:p text:style-name="P8">Re: Application for requesting <text:s/>information on restaurant services</text:p>
      <text:p text:style-name="P8"/>
      <text:p text:style-name="P9"/>
      <text:p text:style-name="P10">Dear Sir</text:p>
      <text:p text:style-name="P10"/>
      <text:p text:style-name="P11"><text:span text:style-name="T2">Hope this letter finds you in the best of your health. My names are SIBOMANA Ali a student in <text:s/>IPRC Tumba (known as Tumba </text:span><text:span text:style-name="T4">C</text:span><text:span text:style-name="T2">ollege of Technology). I am finishing my studies in that college, and I am working on project of Smart restaurant.</text:span></text:p>
      <text:p text:style-name="P11"><text:s/></text:p>
      <text:p text:style-name="P11"><text:span text:style-name="T2">As per our telephone discussion on June 30</text:span><text:span text:style-name="T3">th</text:span><text:span text:style-name="T2"> <text:s/>2020 <text:s/>we requested to </text:span><text:span text:style-name="T4">meet </text:span><text:span text:style-name="T2">you </text:span><text:span text:style-name="T4">to get some information that can help us develop smart restaurant </text:span><text:span text:style-name="T2">looking forward to get partnership with camellia restaurant </text:span><text:span text:style-name="T4">when this project “Smart restaurant” is ready for pilot and implementation</text:span><text:span text:style-name="T2">.</text:span></text:p>
      <text:p text:style-name="P11"/>
      <text:p text:style-name="Text_20_body">I look forward to hearing from you. If you have any questions or concerns, please contact me </text:p>
      <text:p text:style-name="P12">I would be highly appreciated. Thank you for your valuable time.</text:p>
      <text:p text:style-name="Text_20_body"/>
      <text:p text:style-name="Text_20_body">Sincerely,</text:p>
      <text:p text:style-name="Text_20_body"><text:span text:style-name="T4">SIBOMANA Ali</text:span><text:lin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5:00:57.439683886</meta:creation-date>
    <dc:date>2020-07-03T16:18:25.658771134</dc:date>
    <meta:editing-duration>PT5M55S</meta:editing-duration>
    <meta:editing-cycles>1</meta:editing-cycles>
    <meta:document-statistic meta:table-count="0" meta:image-count="0" meta:object-count="0" meta:page-count="1" meta:paragraph-count="17" meta:word-count="143" meta:character-count="883" meta:non-whitespace-character-count="749"/>
    <meta:generator>LibreOffice/6.4.3.2$Linux_X86_64 LibreOffice_project/40$Build-2</meta:generator>
  </office:meta>
</office:document-meta>
</file>